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H-C-H</text:p>
          </table:table-cell>
          <table:table-cell office:value-type="string" calcext:value-type="string">
            <text:p>H-O-C</text:p>
          </table:table-cell>
        </table:table-row>
        <table:table-row table:style-name="ro1">
          <table:table-cell/>
          <table:table-cell table:style-name="ce1" office:value-type="string" calcext:value-type="string">
            <text:p>CH3O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-31G(d,p)</text:p>
          </table:table-cell>
          <table:table-cell office:value-type="float" office:value="-115.0467101319" calcext:value-type="float">
            <text:p>-115.0467101319</text:p>
          </table:table-cell>
          <table:table-cell table:number-columns-repeated="2" office:value-type="float" office:value="108.3" calcext:value-type="float">
            <text:p>108.3</text:p>
          </table:table-cell>
          <table:table-cell office:value-type="float" office:value="108.6" calcext:value-type="float">
            <text:p>108.6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/>
          <table:table-cell office:value-type="string" calcext:value-type="string">
            <text:p>6-311G++(d,p)</text:p>
          </table:table-cell>
          <table:table-cell office:value-type="float" office:value="-115.0806025412" calcext:value-type="float">
            <text:p>-115.0806025412</text:p>
          </table:table-cell>
          <table:table-cell table:number-columns-repeated="2" office:value-type="float" office:value="108.5" calcext:value-type="float">
            <text:p>108.5</text:p>
          </table:table-cell>
          <table:table-cell office:value-type="float" office:value="108.9" calcext:value-type="float">
            <text:p>108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table:style-name="ce1" office:value-type="string" calcext:value-type="string">
            <text:p>CH3O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-31G(d,p)</text:p>
          </table:table-cell>
          <table:table-cell office:value-type="float" office:value="-114.3895386348" calcext:value-type="float">
            <text:p>-114.3895386348</text:p>
          </table:table-cell>
          <table:table-cell table:number-columns-repeated="3" office:value-type="float" office:value="101.5" calcext:value-type="float">
            <text:p>10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-311G++(d,p)</text:p>
          </table:table-cell>
          <table:table-cell office:value-type="float" office:value="-114.443952371" calcext:value-type="float">
            <text:p>-114.443952371</text:p>
          </table:table-cell>
          <table:table-cell table:number-columns-repeated="3" office:value-type="float" office:value="103.2" calcext:value-type="float">
            <text:p>103.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23:42:07.790303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</meta:initial-creator>
    <meta:creation-date>2016-03-09T22:19:51.068243656</meta:creation-date>
    <dc:date>2016-03-10T23:58:29.224703306</dc:date>
    <dc:creator>Andre </dc:creator>
    <meta:editing-duration>PT11M5S</meta:editing-duration>
    <meta:editing-cycles>5</meta:editing-cycles>
    <meta:generator>LibreOffice/4.2.8.2$Linux_X86_64 LibreOffice_project/420m0$Build-2</meta:generator>
    <meta:document-statistic meta:table-count="1" meta:cell-count="29" meta:object-count="0"/>
  </office:meta>
</office:document-meta>
</file>